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2cm" fo:min-width="0.997cm"/>
    </style:style>
    <style:style style:name="gr2" style:family="graphic" style:parent-style-name="standard">
      <style:graphic-properties draw:textarea-horizontal-align="justify" draw:textarea-vertical-align="middle" draw:auto-grow-height="false" fo:min-height="0.243cm" fo:min-width="0.99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15cm" fo:min-width="0.66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6cm" fo:min-width="0.66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9cm" fo:min-width="0.462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cm" fo:min-width="0.4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3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1.4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0.508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7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2.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  <style:text-properties fo:font-size="18pt"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97cm" svg:height="0.492cm" svg:x="2.467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497cm" svg:height="0.492cm" svg:x="6.757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97cm" svg:height="0.493cm" svg:x="2.467cm" svg:y="3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97cm" svg:height="0.493cm" svg:x="6.846cm" svg:y="3.8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497cm" svg:height="0.492cm" draw:transform="rotate (1.5707963267949) translate (5.208cm 3.09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467cm" svg:y1="0.646cm" svg:x2="0.989cm" svg:y2="1.599cm" draw:start-shape="id1" draw:start-glue-point="3" draw:end-shape="id2" draw:end-glue-point="4" svg:d="M2467 646h-1478v953" svg:viewBox="0 0 1479 954">
          <text:p/>
        </draw:connector>
        <draw:connector draw:style-name="gr3" draw:text-style-name="P1" draw:layer="layout" svg:x1="0.989cm" svg:y1="3.246cm" svg:x2="2.467cm" svg:y2="4.131cm" draw:start-shape="id2" draw:start-glue-point="8" draw:end-shape="id3" draw:end-glue-point="3" svg:d="M989 3246v885h1478" svg:viewBox="0 0 1479 886">
          <text:p/>
        </draw:connector>
        <draw:connector draw:style-name="gr3" draw:text-style-name="P1" draw:layer="layout" draw:line-skew="0.159cm" svg:x1="9.519cm" svg:y1="6.761cm" svg:x2="5.446cm" svg:y2="7.14cm" draw:start-shape="id4" draw:start-glue-point="2" draw:end-shape="id5" draw:end-glue-point="6" svg:d="M9519 6761v1039h-4073v-660" svg:viewBox="0 0 4074 1040">
          <text:p/>
        </draw:connector>
        <draw:connector draw:style-name="gr3" draw:text-style-name="P1" draw:layer="layout" svg:x1="3.964cm" svg:y1="4.131cm" svg:x2="6.846cm" svg:y2="4.131cm" draw:start-shape="id3" draw:start-glue-point="1" draw:end-shape="id6" draw:end-glue-point="3" svg:d="M3964 4131h2882" svg:viewBox="0 0 2883 1">
          <text:p/>
        </draw:connector>
        <draw:connector draw:style-name="gr3" draw:text-style-name="P1" draw:layer="layout" svg:x1="5.454cm" svg:y1="3.095cm" svg:x2="6.846cm" svg:y2="4.131cm" draw:start-shape="id7" draw:start-glue-point="3" draw:end-shape="id6" draw:end-glue-point="3" svg:d="M5454 3095v1036h1392" svg:viewBox="0 0 1393 1037">
          <text:p/>
        </draw:connector>
        <draw:connector draw:style-name="gr3" draw:text-style-name="P1" draw:layer="layout" svg:x1="6.757cm" svg:y1="0.646cm" svg:x2="5.454cm" svg:y2="1.598cm" draw:start-shape="id8" draw:start-glue-point="3" draw:end-shape="id7" draw:end-glue-point="1" svg:d="M6757 646h-1303v952" svg:viewBox="0 0 1304 953">
          <text:p/>
        </draw:connector>
        <draw:custom-shape draw:style-name="gr4" draw:text-style-name="P1" xml:id="id2" draw:id="id2" draw:layer="layout" svg:width="1.646cm" svg:height="1.647cm" svg:x="0.166cm" svg:y="1.59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646cm" svg:height="1.648cm" svg:x="8.696cm" svg:y="5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9.519cm" svg:y1="6.484cm" svg:x2="9.519cm" svg:y2="5.353cm">
            <text:p/>
          </draw:line>
        </draw:g>
        <draw:g xml:id="id9" draw:id="id9">
          <draw:custom-shape draw:style-name="gr7" draw:text-style-name="P1" draw:layer="layout" svg:width="1.924cm" svg:height="2.3cm" svg:x="8.545cm" svg:y="1.23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9.505cm" svg:y1="1.9cm" svg:x2="9.505cm" svg:y2="3.031cm">
            <text:p/>
          </draw:line>
        </draw:g>
        <draw:custom-shape draw:style-name="gr9" draw:text-style-name="P4" xml:id="id5" draw:id="id5" draw:layer="layout" svg:width="1.924cm" svg:height="2.299cm" svg:x="4.484cm" svg:y="4.841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3.168cm" svg:height="1.114cm" svg:x="5.732cm" svg:y="6.5cm">
          <draw:text-box>
            <text:p><text:span text:style-name="T3">V</text:span><text:span text:style-name="T4">c</text:span><text:span text:style-name="T3"> </text:span><text:span text:style-name="T3">= </text:span><text:span text:style-name="T3">K</text:span><text:span text:style-name="T4">c</text:span><text:span text:style-name="T3"> </text:span><text:span text:style-name="T3">I</text:span><text:span text:style-name="T4">c</text:span><text:span text:style-name="T2"> </text:span></text:p>
          </draw:text-box>
        </draw:frame>
        <draw:connector draw:style-name="gr3" draw:text-style-name="P2" draw:layer="layout" svg:x1="3.964cm" svg:y1="4.131cm" svg:x2="5.446cm" svg:y2="4.841cm" draw:start-shape="id3" draw:start-glue-point="1" draw:end-shape="id5" draw:end-glue-point="4" svg:d="M3964 4131h1482v710" svg:viewBox="0 0 1483 711">
          <text:p/>
        </draw:connector>
        <draw:connector draw:style-name="gr3" draw:text-style-name="P2" draw:layer="layout" svg:x1="3.964cm" svg:y1="0.646cm" svg:x2="5.454cm" svg:y2="1.598cm" draw:start-shape="id1" draw:start-glue-point="1" draw:end-shape="id7" draw:end-glue-point="1" svg:d="M3964 646h1490v952" svg:viewBox="0 0 1491 953">
          <text:p/>
        </draw:connector>
        <draw:connector draw:style-name="gr3" draw:text-style-name="P2" draw:layer="layout" svg:x1="8.343cm" svg:y1="4.131cm" svg:x2="9.519cm" svg:y2="5.113cm" draw:start-shape="id6" draw:start-glue-point="1" draw:end-shape="id4" draw:end-glue-point="0" svg:d="M8343 4131h1176v982" svg:viewBox="0 0 1177 983">
          <text:p/>
        </draw:connector>
        <draw:connector draw:style-name="gr3" draw:text-style-name="P2" draw:layer="layout" svg:x1="8.254cm" svg:y1="0.646cm" svg:x2="9.507cm" svg:y2="1.232cm" draw:start-shape="id8" draw:start-glue-point="1" draw:end-shape="id9" draw:end-glue-point="0" svg:d="M8254 646h1253v586" svg:viewBox="0 0 1254 587">
          <text:p/>
        </draw:connector>
        <draw:connector draw:style-name="gr3" draw:text-style-name="P2" draw:layer="layout" svg:x1="9.507cm" svg:y1="3.532cm" svg:x2="9.519cm" svg:y2="5.113cm" draw:start-shape="id9" draw:start-glue-point="2" draw:end-shape="id4" draw:end-glue-point="0" svg:d="M9507 3532v791h12v790" svg:viewBox="0 0 13 1582">
          <text:p/>
        </draw:connector>
        <draw:custom-shape draw:style-name="gr1" draw:text-style-name="P1" xml:id="id10" draw:id="id10" draw:layer="layout" svg:width="1.497cm" svg:height="0.492cm" svg:x="2.466cm" svg:y="7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497cm" svg:height="0.493cm" draw:transform="rotate (1.5707963267949) translate (0.738cm 6.67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63cm" svg:y1="7.796cm" svg:x2="5.446cm" svg:y2="7.14cm" draw:start-shape="id10" draw:start-glue-point="1" draw:end-shape="id5" draw:end-glue-point="6" svg:d="M3963 7796h1483v-656" svg:viewBox="0 0 1484 657">
          <text:p/>
        </draw:connector>
        <draw:connector draw:style-name="gr3" draw:text-style-name="P2" draw:layer="layout" svg:x1="0.984cm" svg:y1="5.173cm" svg:x2="2.467cm" svg:y2="4.131cm" draw:start-shape="id11" draw:start-glue-point="1" draw:end-shape="id3" draw:end-glue-point="3" svg:d="M984 5173v-1042h1483" svg:viewBox="0 0 1484 1043">
          <text:p/>
        </draw:connector>
        <draw:connector draw:style-name="gr3" draw:text-style-name="P2" draw:layer="layout" svg:x1="0.984cm" svg:y1="6.67cm" svg:x2="2.466cm" svg:y2="7.796cm" draw:start-shape="id11" draw:start-glue-point="3" draw:end-shape="id10" draw:end-glue-point="3" svg:d="M984 6670v1126h1482" svg:viewBox="0 0 1483 1127">
          <text:p/>
        </draw:connector>
        <draw:frame draw:style-name="gr11" draw:text-style-name="P5" draw:layer="layout" svg:width="1.931cm" svg:height="1.114cm" svg:x="10.382cm" svg:y="6.214cm">
          <draw:text-box>
            <text:p><text:span text:style-name="T2">I</text:span><text:span text:style-name="T5">d</text:span></text:p>
          </draw:text-box>
        </draw:frame>
        <draw:frame draw:style-name="gr12" draw:text-style-name="P6" draw:layer="layout" svg:width="1.162cm" svg:height="1.114cm" svg:x="2.795cm" svg:y="0.892cm">
          <draw:text-box>
            <text:p>R<text:span text:style-name="T6">1</text:span></text:p>
          </draw:text-box>
        </draw:frame>
        <draw:frame draw:style-name="gr13" draw:text-style-name="P6" draw:layer="layout" svg:width="1.162cm" svg:height="1.114cm" svg:x="2.774cm" svg:y="8.042cm">
          <draw:text-box>
            <text:p>R<text:span text:style-name="T6">7</text:span></text:p>
          </draw:text-box>
        </draw:frame>
        <draw:frame draw:style-name="gr12" draw:text-style-name="P6" draw:layer="layout" svg:width="1.162cm" svg:height="1.114cm" svg:x="7.127cm" svg:y="4.378cm">
          <draw:text-box>
            <text:p>R<text:span text:style-name="T6">5</text:span></text:p>
          </draw:text-box>
        </draw:frame>
        <draw:frame draw:style-name="gr14" draw:text-style-name="P6" draw:layer="layout" svg:width="1.039cm" svg:height="1.825cm" svg:x="2.732cm" svg:y="4.378cm">
          <draw:text-box>
            <text:p>R<text:span text:style-name="T6">4</text:span></text:p>
          </draw:text-box>
        </draw:frame>
        <draw:frame draw:style-name="gr13" draw:text-style-name="P6" draw:layer="layout" svg:width="1.162cm" svg:height="1.114cm" svg:x="5.557cm" svg:y="1.981cm">
          <draw:text-box>
            <text:p>R<text:span text:style-name="T6">3</text:span></text:p>
          </draw:text-box>
        </draw:frame>
        <draw:frame draw:style-name="gr12" draw:text-style-name="P6" draw:layer="layout" svg:width="1.162cm" svg:height="1.114cm" svg:x="7.043cm" svg:y="0.892cm">
          <draw:text-box>
            <text:p>R<text:span text:style-name="T6">2</text:span></text:p>
          </draw:text-box>
        </draw:frame>
        <draw:frame draw:style-name="gr12" draw:text-style-name="P6" draw:layer="layout" svg:width="1.162cm" svg:height="1.114cm" svg:x="-0.3cm" svg:y="5.391cm">
          <draw:text-box>
            <text:p>R<text:span text:style-name="T6">6</text:span></text:p>
          </draw:text-box>
        </draw:frame>
        <draw:custom-shape draw:style-name="gr15" draw:text-style-name="P2" draw:layer="layout" svg:width="0.209cm" svg:height="0.23cm" svg:x="5.334cm" svg:y="4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09cm" svg:height="0.23cm" svg:x="9.357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09cm" svg:height="0.231cm" svg:x="5.335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09cm" svg:height="0.231cm" svg:x="5.335cm" svg:y="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09cm" svg:height="0.23cm" svg:x="0.866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128cm" svg:height="2.536cm" svg:x="4.285cm" svg:y="1.262cm">
          <draw:text-box>
            <text:p>+</text:p>
            <text:p>V<text:span text:style-name="T6">b</text:span></text:p>
            <text:p>-</text:p>
          </draw:text-box>
        </draw:frame>
        <draw:line draw:style-name="gr17" draw:text-style-name="P7" draw:layer="layout" svg:x1="1.561cm" svg:y1="5.173cm" svg:x2="1.561cm" svg:y2="6.859cm">
          <text:p/>
        </draw:line>
        <draw:frame draw:style-name="gr18" draw:text-style-name="P8" draw:layer="layout" svg:width="0.774cm" svg:height="1.825cm" svg:x="1.42cm" svg:y="5.396cm">
          <draw:text-box>
            <text:p><text:span text:style-name="T3">I</text:span><text:span text:style-name="T4">c</text:span></text:p>
          </draw:text-box>
        </draw:frame>
        <draw:frame draw:style-name="gr19" draw:text-style-name="P5" draw:layer="layout" svg:width="3.041cm" svg:height="1.114cm" svg:x="6.359cm" svg:y="2.7cm">
          <draw:text-box>
            <text:p><text:span text:style-name="T2">I</text:span><text:span text:style-name="T5">b</text:span><text:span text:style-name="T2"> = K</text:span><text:span text:style-name="T5">b</text:span><text:span text:style-name="T2"> V</text:span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7T14:24:00.783358668</dc:date>
    <meta:editing-duration>PT20M16S</meta:editing-duration>
    <meta:editing-cycles>3</meta:editing-cycles>
    <meta:generator>LibreOffice/6.4.6.2$Linux_X86_64 LibreOffice_project/40$Build-2</meta:generator>
    <meta:document-statistic meta:object-count="47"/>
  </office:meta>
</office:document-meta>
</file>